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Quadras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</table:table>
      <table:table table:name="Letra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string">
            <text:p>35-0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2" office:value-type="string">
            <text:p>35-A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string">
            <text:p>83-0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string">
            <text:p>96/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2"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259">
            <text:p>25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259">
            <text:p>25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4"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4">
            <text:p>284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style-name="ce3"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float" office:value="298">
            <text:p>2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5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00:47:59.44</meta:creation-date>
    <dc:date>2013-08-07T00:57:46.91</dc:date>
    <meta:editing-duration>P0D</meta:editing-duration>
    <meta:editing-cycles>1</meta:editing-cycles>
    <meta:document-statistic meta:table-count="2" meta:cell-count="478" meta:object-count="0"/>
    <meta:generator>LibreOffice/4.0.2.2$Windows_x86 LibreOffice_project/4c82dcdd6efcd48b1d8bba66bfe1989deee49c3</meta:generator>
  </office:meta>
</office:document-meta>
</file>